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1" svg:font-family="Mangal" style:font-pitch="variable"/>
    <style:font-face style:name="Arial" svg:font-family="Arial" style:font-family-generic="roman" style:font-pitch="variable"/>
    <style:font-face style:name="Garamond Premr Pro" svg:font-family="'Garamond Premr Pro'" style:font-family-generic="roman" style:font-pitch="variable"/>
    <style:font-face style:name="Garamond Premr Pro Smbd Disp" svg:font-family="'Garamond Premr Pro Smbd Disp'" style:font-family-generic="roman" style:font-pitch="variable"/>
    <style:font-face style:name="Mangal3" svg:font-family="Mangal" style:font-family-generic="roman" style:font-pitch="variable"/>
    <style:font-face style:name="Microsoft YaHei1" svg:font-family="'Microsoft YaHei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000000" draw:fill-image-width="0cm" draw:fill-image-height="0cm"/>
    </style:style>
    <style:style style:name="gr1" style:family="graphic" style:parent-style-name="standard">
      <style:graphic-properties draw:stroke="none" svg:stroke-color="#000000" draw:fill="gradient" draw:fill-color="#ffffff" draw:fill-gradient-name="Ellipsoid" draw:textarea-horizontal-align="center" draw:textarea-vertical-align="middle" fo:min-height="1.02cm" draw:shadow="hidden"/>
    </style:style>
    <style:style style:name="gr2" style:family="graphic" style:parent-style-name="standard">
      <style:graphic-properties draw:stroke="none" svg:stroke-color="#000000" draw:fill="gradient" draw:fill-color="#ffffff" draw:fill-gradient-name="Ellipsoid" draw:textarea-horizontal-align="center" draw:textarea-vertical-align="middle" fo:min-height="2.671cm" draw:shadow="hidden"/>
    </style:style>
    <style:style style:name="gr3" style:family="graphic" style:parent-style-name="standard">
      <style:graphic-properties draw:stroke="none" svg:stroke-color="#000000" draw:fill="none" draw:fill-color="#ffffff" fo:min-height="11.726cm"/>
    </style:style>
    <style:style style:name="gr4" style:family="graphic" style:parent-style-name="standard">
      <style:graphic-properties draw:stroke="none" svg:stroke-color="#000000" draw:fill="none" draw:fill-color="#ffffff" fo:min-height="2.816cm"/>
    </style:style>
    <style:style style:name="gr5" style:family="graphic" style:parent-style-name="standard">
      <style:graphic-properties draw:stroke="none" svg:stroke-color="#000000" draw:fill="gradient" draw:fill-color="#c0c0c0" draw:fill-gradient-name="Ellipsoid" draw:textarea-horizontal-align="center" draw:textarea-vertical-align="middle" fo:min-height="6.996cm" draw:shadow="hidden"/>
    </style:style>
    <style:style style:name="P1" style:family="paragraph">
      <style:paragraph-properties fo:line-height="70%" fo:text-align="center"/>
      <style:text-properties style:font-name="Garamond Premr Pro Smbd Disp" fo:font-size="80pt" fo:font-style="italic" style:font-size-asian="80pt" style:font-style-asian="italic" style:font-size-complex="80pt" style:font-style-complex="italic"/>
    </style:style>
    <style:style style:name="P2" style:family="paragraph">
      <style:paragraph-properties fo:line-height="70%" fo:text-align="center"/>
      <style:text-properties style:font-name="Garamond Premr Pro Smbd Disp" fo:font-size="110pt" fo:font-weight="normal" style:font-size-asian="110pt" style:font-weight-asian="normal" style:font-size-complex="110pt" style:font-weight-complex="normal"/>
    </style:style>
    <style:style style:name="P3" style:family="paragraph">
      <style:paragraph-properties fo:line-height="80%" fo:text-align="justify"/>
    </style:style>
    <style:style style:name="P4" style:family="paragraph">
      <style:paragraph-properties fo:line-height="80%" fo:text-align="justify"/>
      <style:text-properties style:font-name="Garamond Premr Pro" fo:font-size="24pt" style:font-size-asian="24pt" style:font-size-complex="24pt"/>
    </style:style>
    <style:style style:name="P5" style:family="paragraph">
      <style:text-properties style:font-name="Garamond Premr Pro Smbd Disp" fo:font-size="28pt" style:font-size-asian="28pt" style:font-size-complex="28pt"/>
    </style:style>
    <style:style style:name="P6" style:family="paragraph">
      <style:paragraph-properties fo:line-height="60%" fo:text-align="center"/>
      <style:text-properties style:font-name="Garamond Premr Pro Smbd Disp" fo:font-size="112pt" fo:font-weight="normal" style:font-size-asian="112pt" style:font-weight-asian="normal" style:font-size-complex="112pt" style:font-weight-complex="normal"/>
    </style:style>
    <style:style style:name="T1" style:family="text">
      <style:text-properties style:font-name="Garamond Premr Pro" fo:font-size="30.5pt" style:font-size-asian="30.5pt" style:font-size-complex="30.5pt"/>
    </style:style>
    <style:style style:name="T2" style:family="text">
      <style:text-properties style:font-name="Garamond Premr Pro" fo:font-size="29.8999996185303pt" style:font-size-asian="29.8999996185303pt" style:font-size-complex="29.8999996185303pt"/>
    </style:style>
    <style:style style:name="T3" style:family="text">
      <style:text-properties style:use-window-font-color="true" style:text-outline="false" style:text-line-through-style="none" style:font-name="Garamond Premr Pro" fo:font-size="29.8999996185303pt" fo:font-style="normal" fo:text-shadow="none" style:text-underline-style="none" fo:font-weight="normal" style:letter-kerning="true" style:font-name-asian="Garamond Premr Pro" style:font-size-asian="29.8999996185303pt" style:font-style-asian="normal" style:font-weight-asian="normal" style:font-name-complex="Garamond Premr Pro" style:font-size-complex="29.8999996185303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Garamond Premr Pro" fo:font-size="30pt" style:font-size-asian="30pt" style:font-size-complex="30pt"/>
    </style:style>
    <style:style style:name="T5" style:family="text">
      <style:text-properties style:font-name="Garamond Premr Pro" fo:font-size="28pt" style:font-size-asian="28pt" style:font-size-complex="28pt"/>
    </style:style>
    <style:style style:name="T6" style:family="text">
      <style:text-properties style:font-name="Garamond Premr Pro" fo:font-size="54pt" style:font-size-asian="54pt" style:font-size-complex="54pt"/>
    </style:style>
    <style:style style:name="T7" style:family="text">
      <style:text-properties style:font-name="Garamond Premr Pro" fo:font-size="28.5pt" style:font-size-asian="28.5pt" style:font-size-complex="28.5pt"/>
    </style:style>
    <style:style style:name="T8" style:family="text">
      <style:text-properties style:font-name="Garamond Premr Pro" fo:font-size="33pt" style:font-size-asian="33pt" style:font-size-complex="33pt"/>
    </style:style>
    <style:style style:name="T9" style:family="text">
      <style:text-properties style:font-name="Garamond Premr Pro" fo:font-size="62pt" style:font-size-asian="62pt" style:font-size-complex="62pt"/>
    </style:style>
    <style:style style:name="T10" style:family="text">
      <style:text-properties style:font-name="Garamond Premr Pro" fo:font-size="24pt" style:font-size-asian="24pt" style:font-size-complex="24pt"/>
    </style:style>
    <style:style style:name="T11" style:family="text">
      <style:text-properties style:font-name="Garamond Premr Pro Smbd Disp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1.117cm" svg:height="1.699cm" svg:x="30.866cm" svg:y="6.127cm" svg:viewBox="0 0 1118 1700" svg:d="m993 0c-28 0-58 6-89 18s-62 30-93 54c-60 48-112 113-155 194s-83 181-118 298c-1 3-3 6-5 8s-4 3-6 3c-4 0-11 1-22 1s-21 2-31 3-18 1-22 1c-8 1-16 3-24 7s-13 8-13 14c0 3 2 6 6 9 4 2 9 4 15 4h77c4 0 6 2 7 5s1 7 0 11c-12 44-27 101-44 171-18 71-37 147-57 230s-41 166-61 247-39 155-56 221c-13 49-27 86-41 112-14 27-30 40-48 40-16-1-31-9-46-25-15-15-33-32-52-51-10-8-19-14-27-18s-14-6-17-5c-18 3-34 13-48 28-15 16-22 31-23 44 1 21 13 39 36 53 24 15 52 22 86 23 53-1 103-16 152-46 48-30 92-71 130-124s68-114 90-182c10-35 24-85 41-148s35-132 54-205c20-74 38-144 56-210s31-119 41-159c1-3 3-7 5-10 3-3 6-5 9-6 21-1 40-2 57-3 17-2 30-4 40-6 11-1 20-4 30-7s14-9 14-15c0-2-1-4-5-6-3-3-8-5-14-5l-113 2c-3 0-5-2-6-4 0-2 0-4 1-7 12-48 26-98 41-150 15-51 31-100 48-148s34-88 52-123c17-36 35-62 54-80s37-26 57-26c14 0 24 5 31 17s10 28 10 50c0 5-1 15-3 29-1 15-3 29-4 43-1 6 1 10 6 15 4 4 11 6 20 6 15 0 29-4 44-12s25-16 32-25c8-8 14-18 19-30 5-11 7-22 7-33 2-20-6-39-23-59s-51-31-102-33z">
            <text:p/>
          </draw:path>
          <draw:path draw:style-name="gr1" draw:text-style-name="P1" draw:layer="layout" svg:width="0.589cm" svg:height="0.686cm" svg:x="31.655cm" svg:y="6.669cm" svg:viewBox="0 0 590 687" svg:d="m230 10c-39 1-73 13-104 34-30 22-54 47-71 74s-27 51-28 70c0 2 2 4 4 6s8 0 16-4c10-7 22-18 36-32 13-13 27-26 41-38s27-17 39-18c7 0 11 3 13 9s1 16-4 30c-24 68-48 137-73 204s-45 126-63 175-29 82-33 96c-3 10-4 18-3 24s3 11 5 13c7 14 18 23 31 28 13 4 25 6 36 6 4 0 10-3 19-10s18-18 26-32c13-24 29-56 50-98s43-87 66-133c24-47 45-90 64-129 28-55 50-97 68-126s32-48 43-59 19-15 25-14c9 0 16 6 21 20 4 14 6 37 6 68 0 10 2 18 6 22s10 6 18 6c13 0 28-5 44-14 17-9 31-24 43-43s19-43 19-71c0-19-6-35-18-50-11-15-28-23-51-24-25 1-49 10-74 27-24 18-47 39-69 64-24 28-45 55-62 81-17 25-33 53-50 81-4 6-8 8-10 6-3-2-3-7-1-16 3-10 8-25 16-44 7-19 14-39 21-60s11-38 14-53c4-21 0-39-14-53-13-15-34-22-62-23z">
            <text:p/>
          </draw:path>
          <draw:path draw:style-name="gr1" draw:text-style-name="P1" draw:layer="layout" svg:width="0.558cm" svg:height="0.682cm" svg:x="32.232cm" svg:y="6.672cm" svg:viewBox="0 0 559 683" svg:d="m395 0c-46 0-92 12-140 38s-92 63-134 114c-28 35-51 72-69 111-18 40-31 79-39 118s-13 73-13 105c1 48 10 87 27 116s38 50 62 62c24 13 47 19 69 19 25 1 55-3 90-13 34-9 73-29 115-61 29-22 59-53 89-93s55-87 75-139c20-53 31-110 32-170 0-34-6-66-18-97-11-31-29-57-53-78s-55-31-93-32zm4 25c12 0 21 7 27 21s8 33 8 56c0 30-6 67-17 111s-26 90-44 139-37 94-58 137-42 77-63 104c-15 20-30 35-45 47s-27 17-38 17-20-6-27-18-10-32-10-58c0-41 7-89 21-143s31-108 54-163 48-101 75-143c26-37 49-65 68-82s36-26 49-25z">
            <text:p/>
          </draw:path>
          <draw:path draw:style-name="gr1" draw:text-style-name="P1" draw:layer="layout" svg:width="1.056cm" svg:height="0.685cm" svg:x="32.838cm" svg:y="6.669cm" svg:viewBox="0 0 1057 686" svg:d="m266 3c-34 1-65 11-94 30s-51 41-71 66c-19 25-32 48-39 68-4 10-5 17-5 23 0 5 2 7 5 7s7-2 10-6 6-8 9-11c14-19 29-35 45-48s34-20 52-21c13 0 21 6 24 17s1 28-8 50c-11 26-26 63-46 112-21 49-42 100-65 153s-44 100-62 141c-7 16-12 30-15 43s-5 22-6 27c0 10 3 18 8 23 5 6 12 9 22 9 24 0 44-4 61-10 17-7 29-16 36-29 17-31 39-70 63-118s51-97 78-147 53-93 78-130c34-50 63-89 87-115s45-45 62-55 33-15 46-14 19 11 19 28c0 18-3 35-10 51-21 50-45 107-72 170-28 64-54 125-78 183-25 59-44 106-56 142-3 8-1 17 7 27 9 10 20 16 33 17 25-1 45-6 61-16 15-10 27-20 35-32 12-22 28-50 46-85s39-72 59-110c21-38 40-73 58-105s32-55 43-71c37-53 70-95 96-124 27-29 49-49 67-60s33-17 44-16c11 0 18 7 21 21s-2 32-13 55c-6 14-18 42-38 84s-41 90-65 143-47 103-67 150-35 83-43 108c-2 8 1 20 8 34s18 22 32 24c21 0 49-8 85-24 36-15 74-40 116-73s81-75 118-127c8-11 11-20 10-26s-6-6-13 1c-30 28-57 51-83 68s-46 27-60 28c-6-1-10-3-11-8s-1-11 3-17c6-17 17-45 35-85 17-40 36-84 56-131s37-91 51-130c8-17 13-32 15-44 2-11 3-26 3-42 0-7-2-17-6-28-4-12-11-23-22-33-10-9-25-14-44-15-11 0-25 2-44 7s-43 16-71 34c-24 15-46 31-66 47s-42 37-65 60-47 53-75 90c-3 3-5 4-8 3-3 0-3-3-1-8 16-38 28-69 34-92 7-24 10-41 10-51 0-21-5-40-17-58s-29-28-55-29c-19 0-37 3-54 9s-37 14-56 26c-37 24-73 53-109 88-36 36-72 76-106 122-6 7-10 10-12 8-3-2-2-8 3-18 9-24 19-49 30-75s17-44 21-54c7-24 6-48-4-70s-34-34-70-36z">
            <text:p/>
          </draw:path>
          <draw:path draw:style-name="gr1" draw:text-style-name="P1" draw:layer="layout" svg:width="0.491cm" svg:height="0.848cm" svg:x="34.22cm" svg:y="6.506cm" svg:viewBox="0 0 492 849" svg:d="m453 223c14-3 24-6 30-12 6-5 9-9 9-11 0-4-2-6-6-8s-8-3-12-3c-24 0-47 0-67 1-19 0-38 1-54 1-2 0-3-1-4-3s-1-4 0-8c5-13 11-31 18-55s14-49 21-76c2-7 3-17 3-29s-5-19-14-20c-23 1-45 7-66 19-21 11-37 23-47 36-8 12-18 30-31 53-12 24-24 48-34 72-1 2-2 5-5 8s-4 5-7 6c-19 1-36 3-51 5s-25 3-30 4c-4 1-10 3-17 6-7 2-11 6-11 10 0 2 1 5 4 9s8 7 15 7c9 0 20 0 33 0s25 0 37 0c3 0 5 2 6 6s1 8 0 12c-20 57-40 116-61 177-20 61-39 115-55 164s-28 84-36 107c-4 11-8 26-13 45s-8 36-8 50c0 15 6 28 16 38 10 9 21 15 35 15 21-1 48-10 82-29 34-18 69-43 106-75s68-67 96-106c3-6 6-13 8-21 3-9 3-14 1-18s-8 1-18 11c-31 32-59 55-82 69s-41 21-50 21c-6-1-10-4-11-9s-2-12 0-20c17-51 34-103 52-157s35-103 51-149 29-83 38-112c2-4 5-10 8-15 3-6 6-9 10-9 9 0 24-1 47-2s44-3 64-5z">
            <text:p/>
          </draw:path>
          <draw:path draw:style-name="gr1" draw:text-style-name="P1" draw:layer="layout" svg:width="0.691cm" svg:height="1.23cm" svg:x="34.639cm" svg:y="6.127cm" svg:viewBox="0 0 692 1231" svg:d="m593 545c-20 0-41 3-62 10s-43 18-65 34c-37 26-73 57-108 93-34 36-68 78-101 126-6 7-10 10-12 7s-2-6-1-11c21-66 42-138 66-216 23-78 46-154 68-228s42-139 59-194 28-92 35-111c5-19 6-33 4-42s-5-13-10-13c-4 0-8 0-13 1-4 1-10 3-17 4-25 6-56 11-93 15s-71 8-102 10c-7 0-12 1-16 3-4 1-5 3-5 6s2 5 6 8 10 5 17 8c23 9 37 20 42 33s5 31 0 54c-8 32-20 80-37 141s-36 131-58 208-44 157-67 239-45 159-66 232-39 137-54 190c-3 9-4 18-3 27s3 15 5 18c3 5 12 11 27 17s31 9 48 10c5 1 11-4 18-13s19-29 35-59c29-61 56-120 82-175 27-56 58-113 93-171 37-61 71-107 102-138s58-47 79-47c16 0 27 7 33 20s9 32 9 56c0 26-4 59-12 98s-19 81-32 125c-13 43-26 84-40 122-15 39-28 70-41 94-7 13-14 24-22 32s-14 14-20 14c-9 0-19-5-30-14s-26-20-44-34c-3-2-6-2-10-1s-7 3-9 5c-9 10-16 21-21 33s-8 19-9 23c0 11 6 20 16 27 11 6 24 10 40 10 12-1 27-5 48-13 20-7 40-16 60-26 19-9 34-17 44-23 14-9 28-19 41-27 12-9 27-22 43-40 22-27 46-64 70-111s45-98 62-152 26-106 27-155c0-39-8-71-25-98-16-26-41-40-74-41z">
            <text:p/>
          </draw:path>
          <draw:path draw:style-name="gr1" draw:text-style-name="P1" draw:layer="layout" svg:width="0.516cm" svg:height="0.682cm" svg:x="35.41cm" svg:y="6.672cm" svg:viewBox="0 0 517 683" svg:d="m401 0c-48 0-98 16-150 46s-98 74-138 129c-29 38-54 85-77 143-23 57-35 119-36 185 1 38 8 71 22 98s31 47 52 61 43 21 65 21c53-1 100-15 143-43s79-69 108-121c5-9 8-19 11-27s1-14-2-15c-3-2-6-1-9 2s-9 7-14 13c-26 30-52 51-79 66-26 14-51 21-75 21-27-1-46-10-56-28s-17-37-16-59c0-29 2-57 6-84s10-50 17-71c1-3 3-7 6-11s6-7 10-8c25-3 53-9 84-17s62-18 91-30 54-26 74-42c31-23 52-45 62-68s17-44 17-66c0-21-8-41-26-62s-48-31-90-33zm-11 25c21 0 32 14 32 42-1 28-13 58-37 89s-52 59-87 84c-34 25-68 43-102 53-2 0-4-1-5-2s-1-4 0-7c26-78 58-140 95-187s72-71 104-72z">
            <text:p/>
          </draw:path>
        </draw:g>
        <draw:g>
          <draw:path draw:style-name="gr2" draw:text-style-name="P2" draw:layer="layout" svg:width="1.221cm" svg:height="1.92cm" svg:x="28.903cm" svg:y="3.277cm" svg:viewBox="0 0 1222 1921" svg:d="m695 54c42 1 84 9 128 25s83 39 116 69c27 24 52 53 74 86s43 73 62 119c6 16 12 28 19 37s14 13 20 14c8 0 13-5 16-15s3-24-1-44c-3-11-6-32-10-63s-8-64-11-99c-2-35-3-65-2-90-2-10-6-18-12-25s-13-12-23-14c-33-10-82-22-146-34s-140-19-230-20c-77 1-151 10-222 29-71 18-130 42-178 72-67 42-121 98-162 167s-62 153-63 252c0 122 37 231 112 326s189 188 342 279c111 69 197 137 256 203s89 138 90 217c-1 96-32 172-92 228s-142 85-246 86c-51 0-102-10-152-29-51-19-98-47-143-84-39-33-74-70-103-113-29-42-52-88-68-139-7-21-15-38-21-51-7-12-14-18-22-19-8 0-14 7-19 20s-5 33 0 58c8 55 14 107 19 156 4 49 8 87 12 116 2 6 6 16 13 28 6 12 16 21 30 26 36 16 81 31 135 45s109 25 164 34 103 14 143 14c127 0 244-23 350-67 105-44 190-108 254-191 64-82 96-181 98-297-1-90-18-167-51-230s-73-116-121-160-95-80-142-111c-41-27-90-58-146-93-55-35-113-73-172-116-66-48-115-96-147-144s-47-101-47-159c1-69 16-126 46-170s68-77 113-98c46-21 92-31 140-31z">
            <text:p/>
          </draw:path>
          <draw:path draw:style-name="gr2" draw:text-style-name="P2" draw:layer="layout" svg:width="2.009cm" svg:height="1.92cm" svg:x="30.402cm" svg:y="3.277cm" svg:viewBox="0 0 2010 1921" svg:d="m1032 1921c70-1 141-10 215-27s141-38 200-62c85-35 171-91 257-167 85-77 157-173 215-288 58-116 89-250 91-403-2-196-47-367-135-513-89-145-209-258-362-339s-328-121-523-122c-99-1-201 13-306 43-105 29-205 78-300 147-136 106-235 224-295 355-61 131-90 260-89 386 2 196 48 368 138 516s213 264 368 347 330 126 526 127zm35-66c-82-2-156-23-224-64s-124-89-172-145c-61-73-112-169-153-290s-62-263-64-428c0-129 14-251 42-369 28-117 71-215 129-295 57-77 116-130 178-161 61-31 120-46 175-45 95 2 177 29 246 80s124 114 165 188c53 89 93 190 121 304s42 228 42 344c-2 203-24 365-66 489-42 123-91 215-147 276-39 40-80 70-124 89s-94 27-148 27z">
            <text:p/>
          </draw:path>
          <draw:path draw:style-name="gr2" draw:text-style-name="P2" draw:layer="layout" svg:width="2.026cm" svg:height="1.884cm" svg:x="32.626cm" svg:y="3.321cm" svg:viewBox="0 0 2027 1885" svg:d="m1732 16c-32-1-74-4-124-8-50-5-90-7-121-8-14 0-28 2-41 6s-20 10-21 17c1 12 6 20 18 25 11 6 24 11 40 14 48 8 87 19 117 32s52 34 67 63 24 73 26 130c3 61 5 138 7 231s3 188 3 285 1 180 1 250c1 70 1 112 1 126 0 3-3 5-9 7s-13-2-22-11c-56-64-126-144-212-241s-176-200-271-308-185-210-268-307c-84-97-151-178-201-241-17-23-31-40-42-49-10-9-18-14-24-13-148-1-275-4-378-8-104-5-168-7-193-8-20 0-36 1-49 4-13 4-20 10-20 19 0 10 6 18 17 24s27 9 45 11c25 6 51 13 76 22 26 8 49 19 71 32 25 16 42 40 52 72 10 33 14 76 14 130 0 38-1 99-3 183s-5 180-9 286-7 211-11 314-7 192-11 268c-3 75-6 124-9 147-8 93-28 157-57 193s-75 60-137 71c-12 2-24 6-36 11s-17 12-18 20c0 10 6 16 16 19 11 3 27 5 46 4 17 0 40-1 71-4 31-2 62-5 94-7 31-3 57-4 76-4 47 1 95 3 146 8 51 4 90 7 118 7 21 1 38-1 51-4 12-2 18-7 19-15-1-10-9-18-23-25-13-7-27-12-39-14-63-14-110-33-142-56-32-22-54-58-65-105s-16-115-15-203c0-26 1-74 1-146s2-155 3-250 3-189 4-284 2-176 3-247 1-117 1-140c0-11 3-18 9-21s10-2 14 2c88 98 188 212 299 343s225 265 341 405 226 273 330 399 190 234 261 323c25 31 49 55 74 70 25 16 43 23 54 23 12 0 21-7 26-21 6-14 9-35 9-64-3-66-4-148-3-246s3-214 3-348c0-68 1-150 2-246s2-194 3-293 4-187 7-264c2-76 5-129 8-159 2-51 16-89 40-115 25-26 65-47 123-63 12-2 26-7 39-14s21-15 23-25c-1-9-8-16-22-19-13-3-28-4-44-4-8 0-24 1-50 3s-55 4-88 6-63 2-91 3z">
            <text:p/>
          </draw:path>
          <draw:path draw:style-name="gr2" draw:text-style-name="P2" draw:layer="layout" svg:width="1.931cm" svg:height="1.92cm" svg:x="34.856cm" svg:y="3.277cm" svg:viewBox="0 0 1932 1921" svg:d="m1060 1921c92-1 181-9 267-25s164-34 233-56c50-14 93-28 131-42 38-13 64-24 78-32 10-5 16-14 19-28 4-14 5-30 5-46-1-22-4-67-10-132-6-66-9-146-10-240 0-65 6-111 18-139s35-45 68-52c20-3 37-9 51-17s22-18 22-29c0-8-8-14-22-18-15-4-33-5-55-5-38 0-81 3-131 7-49 5-90 7-121 8-43 0-89-1-139-3-51-2-98-4-142-7s-79-4-103-5c-31-2-54 1-68 7-14 7-22 13-21 20 0 8 8 15 21 22s30 10 48 13c58 10 98 26 121 47s36 55 39 100c2 28 4 66 5 114s1 95 1 143-1 83-3 108c-1 31-4 58-10 83-6 24-19 47-40 68-31 27-66 46-107 58s-76 16-106 16c-52 0-108-11-169-34s-122-59-181-110c-78-68-147-168-206-298s-90-287-93-470c1-141 23-271 65-390s102-218 176-297c70-69 144-120 224-151 79-32 155-47 226-47 86 1 163 13 232 36s129 53 179 88c41 31 74 65 100 104 26 38 48 85 67 141 8 23 17 41 27 54s19 19 27 20c11-3 17-14 18-34 1-21 0-38-2-52-12-57-20-110-26-160-6-51-9-84-9-100 0-14-4-27-10-40s-13-21-21-26c-22-4-53-11-93-21s-80-19-124-29c-36-11-86-20-149-29s-135-13-216-14c-142-1-276 15-403 49-128 34-247 90-357 168-117 89-209 198-277 327s-102 272-104 426c-1 151 24 285 75 403s132 225 243 319c89 71 197 126 325 167 127 41 266 61 417 62z">
            <text:p/>
          </draw:path>
          <draw:path draw:style-name="gr2" draw:text-style-name="P2" draw:layer="layout" svg:width="1.221cm" svg:height="1.92cm" svg:x="37.001cm" svg:y="3.277cm" svg:viewBox="0 0 1222 1921" svg:d="m695 54c42 1 84 9 128 25s83 39 116 69c27 24 52 53 74 86s43 73 62 119c6 16 12 28 19 37s14 13 20 14c8 0 13-5 16-15s3-24-1-44c-3-11-6-32-10-63s-8-64-11-99c-2-35-3-65-2-90-2-10-6-18-12-25s-13-12-23-14c-33-10-82-22-146-34s-140-19-230-20c-77 1-151 10-222 29-71 18-130 42-178 72-67 42-121 98-162 167s-62 153-63 252c0 122 37 231 112 326s189 188 342 279c111 69 197 137 256 203s89 138 90 217c-1 96-32 172-92 228s-142 85-246 86c-51 0-102-10-152-29-51-19-98-47-143-84-39-33-74-70-103-113-29-42-52-88-68-139-7-21-15-38-21-51-7-12-14-18-22-19-8 0-14 7-19 20s-5 33 0 58c8 55 14 107 19 156 4 49 8 87 12 116 2 6 6 16 13 28 6 12 16 21 30 26 36 16 81 31 135 45s109 25 164 34 103 14 143 14c127 0 244-23 350-67 105-44 190-108 254-191 64-82 96-181 98-297-1-90-18-167-51-230s-73-116-121-160-95-80-142-111c-41-27-90-58-146-93-55-35-113-73-172-116-66-48-115-96-147-144s-47-101-47-159c1-69 16-126 46-170s68-77 113-98c46-21 92-31 140-31z">
            <text:p/>
          </draw:path>
        </draw:g>
        <draw:frame draw:style-name="gr3" draw:text-style-name="P4" draw:layer="layout" svg:width="17.24cm" svg:height="11.976cm" svg:x="24.941cm" svg:y="15.495cm">
          <draw:text-box>
            <text:p text:style-name="P3"><text:span text:style-name="T1">     </text:span><text:span text:style-name="T2"></text:span><text:span text:style-name="T2">-, -, </text:span><text:span text:style-name="T3"></text:span><text:span text:style-name="T2"> </text:span><text:span text:style-name="T4"><text:line-break/></text:span><text:span text:style-name="T5">      </text:span><text:span text:style-name="T4"><text:line-break/></text:span><text:span text:style-name="T6">  </text:span><text:span text:style-name="T4"> </text:span><text:span text:style-name="T7">      </text:span><text:span text:style-name="T4"><text:line-break/></text:span><text:span text:style-name="T8">     </text:span><text:span text:style-name="T4"> </text:span><text:span text:style-name="T9">  </text:span><text:span text:style-name="T10"><text:line-break/></text:span><text:span text:style-name="T5">  </text:span><text:span text:style-name="T10"><text:line-break/></text:span><text:span text:style-name="T10"/></text:p>
          </draw:text-box>
        </draw:frame>
        <draw:frame draw:style-name="gr4" draw:text-style-name="P5" draw:layer="layout" svg:width="14.765cm" svg:height="3.066cm" draw:transform="rotate (-1.5707963267949) translate (23.107cm 1.619cm)">
          <draw:text-box>
            <text:p><text:span text:style-name="T11"> <text:s/> <text:s/> <text:s/> <text:s/></text:span></text:p>
          </draw:text-box>
        </draw:frame>
        <draw:g>
          <draw:path draw:style-name="gr5" draw:text-style-name="P6" draw:layer="layout" svg:width="1.536cm" svg:height="1.882cm" svg:x="28.41cm" svg:y="8.789cm" svg:viewBox="0 0 1537 1883" svg:d="m889 1128c29 0 65-3 109-10 43-7 88-17 135-31s87-30 124-50c96-55 167-124 212-207 46-82 68-175 68-278 0-68-13-136-40-204s-71-130-130-186c-59-54-138-94-238-121-99-27-216-41-351-41-66 1-136 4-209 10s-136 9-186 10c-40 0-86 0-138 1s-106 2-162 2c-19 0-36 1-51 5s-23 9-24 19c1 10 10 18 27 25s33 10 48 10c52 11 89 27 110 49s31 48 32 78c2 26 4 93 6 200 1 108 2 253 2 435 0 151 0 278-1 382s-4 190-6 260c-3 71-7 133-13 187-2 50-16 85-43 106s-63 34-111 40c-14 4-28 8-40 13s-18 11-19 19c0 8 7 15 19 22 12 6 28 9 48 10 14-1 41-2 81-5 41-2 83-5 128-7 44-3 80-4 107-4 58 0 116 1 173 4 58 2 108 5 152 7 43 3 72 4 86 5 21 0 40-2 58-5 18-4 28-12 29-23 0-10-7-17-22-23-14-5-33-11-57-17-41-4-73-17-94-39-22-21-35-57-41-107-2-28-5-80-6-157-2-76-3-166-4-268s-2-205-2-309c0-80 1-164 2-252 1-89 2-174 3-255 2-81 4-150 5-208s4-93 6-109c2-11 6-20 11-28 4-8 9-14 13-16 12-2 23-4 34-5 11-2 24-3 37-3 40 0 83 12 131 35 48 24 87 58 119 103 33 55 58 110 73 167s22 132 22 224c-2 129-20 228-53 297s-70 117-110 143-71 38-95 37c-9 0-18 0-24 0s-13 0-19 0c-15 0-28 1-40 4s-19 8-20 16c1 8 7 15 19 22s27 11 45 13c9 2 21 4 36 6 15 1 28 2 39 2z">
            <text:p/>
          </draw:path>
          <draw:path draw:style-name="gr5" draw:text-style-name="P6" draw:layer="layout" svg:width="2.059cm" svg:height="1.911cm" svg:x="30.106cm" svg:y="8.804cm" svg:viewBox="0 0 2060 1912" svg:d="m0 24c0 8 6 15 16 22s25 13 43 17c66 11 110 32 132 63 23 30 34 74 34 131 0 61 0 134 0 220 1 86 1 177 3 272 1 96 3 188 5 276 3 139 14 256 33 351s49 176 92 240c42 65 101 122 175 169 58 42 129 73 214 95 84 21 177 32 276 32 91 1 186-13 284-42 98-30 190-84 275-164 87-83 146-195 178-335s49-320 51-540c0-81 0-171 1-270s5-195 11-288c1-61 12-107 31-139s60-54 123-67c26-4 46-9 60-15s22-13 23-20c0-10-6-17-18-22s-30-6-53-6c-38 0-77 2-117 6-40 3-83 5-128 6-57-1-102-3-135-6s-67-6-102-6c-19 0-34 2-46 6-11 4-17 10-18 18 1 9 9 17 22 23 14 6 26 10 38 12 20 4 38 9 54 14s30 9 41 14c18 6 35 16 51 30s27 40 38 79c11 38 19 97 25 177s8 189 8 327c0 40 0 87 0 141 0 55 0 107 0 156-5 266-49 458-133 577s-214 178-389 176c-58 1-122-9-195-31-72-22-142-66-209-132-44-47-78-113-102-197-24-85-36-189-37-313v-198c0-62 0-128 0-198s1-139 1-206 2-126 3-179c0-83 11-140 31-173s60-54 120-64c15-2 29-6 44-12 14-6 22-14 23-23 0-8-5-15-15-20-11-5-27-8-48-8-49 1-104 3-166 8-62 4-128 7-198 8-71-1-137-4-200-8-63-5-124-7-183-8-20 0-36 3-48 7s-19 10-19 17z">
            <text:p/>
          </draw:path>
          <draw:path draw:style-name="gr5" draw:text-style-name="P6" draw:layer="layout" svg:width="1.665cm" svg:height="1.882cm" svg:x="32.242cm" svg:y="8.793cm" svg:viewBox="0 0 1666 1883" svg:d="m8 47c0 7 6 15 18 25s27 16 45 19c71 13 116 30 136 52 21 23 31 55 30 98 0 48 0 120 0 217 0 96 0 225 0 385 0 129 0 249-1 359s-2 203-4 280c-2 76-4 128-7 156 0 50-10 90-30 118s-65 48-132 59c-11 2-24 6-39 12s-23 14-24 24c0 6 4 12 14 18s28 9 53 10c32-1 82-3 149-8 67-4 137-7 211-8 80 1 151 4 213 10 62 5 133 9 213 10 120-1 216-8 287-22s123-27 156-42c107-42 195-103 263-183s105-178 107-291c0-81-13-152-41-214-28-61-69-114-124-157-26-23-61-46-105-69-44-24-93-43-147-58-8-2-13-6-15-13-1-6 4-12 15-18 24-10 49-24 76-41s54-38 82-62 54-59 80-104 41-94 42-148c1-154-56-269-171-346s-294-115-536-115c-66 0-139 3-219 9s-150 10-212 15c-24 1-56 2-98 1-41 0-82 0-123 0s-72-1-95-1c-15 0-30 3-46 8-15 5-24 11-25 19zm1217 1338c-1 81-20 157-57 228s-87 125-149 163c-27 15-54 26-81 31s-58 9-93 8c-19 1-44-8-75-25s-57-44-79-81c-9-19-16-48-21-87s-9-94-14-166c-1-24-2-61-3-110s-2-102-2-158c-1-56-1-106-1-150s1-74 2-88c0-9 2-18 6-28s11-17 21-19c16-2 33-4 50-6s33-2 49-2c51-1 92 3 124 11s61 21 86 40c64 25 113 61 147 109 35 48 58 102 71 160s19 115 19 170zm-110-916c-1 100-26 180-75 238-50 58-118 97-206 117-24 4-52 7-83 8-32 2-56 3-72 3-9 0-17-5-21-13s-6-17-6-26c0-14 0-53 0-119s1-139 2-221c0-82 1-155 1-220 0-64 1-102 1-114 0-7 4-15 11-26 7-10 14-16 20-17 12-4 27-7 43-9 17-2 34-3 52-3 53 0 105 14 156 41 51 28 94 72 128 132s51 137 53 233z">
            <text:p/>
          </draw:path>
          <draw:path draw:style-name="gr5" draw:text-style-name="P6" draw:layer="layout" svg:width="1.548cm" svg:height="1.87cm" svg:x="34.125cm" svg:y="8.808cm" svg:viewBox="0 0 1549 1871" svg:d="m419 16c-59-1-119-4-181-8s-116-7-163-8c-18 0-33 3-45 7-12 5-18 11-18 17-1 7 2 14 10 19 7 5 22 11 45 16 60 10 101 29 123 57s35 73 39 137c4 44 6 123 7 238s1 270 1 468-2 350-5 457c-4 108-9 183-15 226-3 54-19 93-46 115-27 23-67 39-120 47-16 4-28 8-37 13s-14 13-14 23c0 15 24 23 71 23 14-1 42-3 84-5 42-3 88-5 136-7 49-2 90-3 124-3 39 0 86 0 142 0s114 2 174 3c61 2 117 5 169 9 54 2 113 4 179 6s127 3 181 4 91 1 111 1c8 0 17-3 27-10 10-6 20-18 28-33 9-16 21-40 34-72 13-33 26-68 39-104 13-37 24-69 34-96 11-31 17-56 16-76s-6-30-16-31c-6 0-13 3-20 11-7 7-16 21-28 40-48 87-94 153-137 199s-89 72-139 78c-13 1-36 2-72 3-36 2-73 3-112 3-39 1-70 1-93 2-61 0-107-3-138-8s-54-12-69-22-27-25-38-42c-8-12-15-37-22-74s-9-85-10-143c0-363 0-645 0-848s3-326 8-372c2-56 7-98 14-125s21-45 40-56 47-20 85-28c16-4 32-10 47-17s23-16 24-26c-1-6-7-12-19-17-12-4-28-7-48-7-21 0-55 2-103 4-47 3-98 5-151 8s-97 4-133 4z">
            <text:p/>
          </draw:path>
          <draw:path draw:style-name="gr5" draw:text-style-name="P6" draw:layer="layout" svg:width="0.88cm" svg:height="1.866cm" svg:x="35.81cm" svg:y="8.808cm" svg:viewBox="0 0 881 1867" svg:d="m659 257c0-60 9-104 26-131 18-27 55-47 113-59 21-4 38-10 49-19 12-8 18-16 18-24s-6-14-18-18c-11-4-28-6-49-6-32 0-74 2-125 4-51 3-101 5-149 8-49 2-85 4-109 4-34 0-73-2-117-4-43-3-85-5-126-8-41-2-75-4-101-4-22 0-38 3-50 8-11 5-17 12-17 20 1 6 8 13 20 20s24 13 35 15c44 9 80 23 107 42s45 50 51 92c4 26 7 65 9 117s3 116 3 191c0 20 0 63 0 129s0 143 0 233-1 181-2 274c0 93-1 177-2 252s-2 131-4 166c0 80-11 136-33 171-21 35-63 58-125 70-18 4-33 9-45 15-11 6-18 13-18 21 0 6 7 13 19 20s28 11 48 11c55 0 114-4 177-9 63-6 124-9 182-10 66 0 135 3 207 8 72 4 132 7 180 7 19 1 34-2 47-7 13-4 20-13 21-24 0-6-4-12-13-17s-21-11-39-15c-55-11-95-26-121-47s-41-52-45-95c-4-37-7-123-9-259s-3-314-3-534c0-44 0-106 1-187 0-80 0-160 1-240 0-80 1-140 2-181z">
            <text:p/>
          </draw:path>
          <draw:path draw:style-name="gr5" draw:text-style-name="P6" draw:layer="layout" svg:width="1.789cm" svg:height="1.955cm" svg:x="36.956cm" svg:y="8.764cm" svg:viewBox="0 0 1790 1956" svg:d="m1106 0c-136 1-268 20-395 58s-235 89-324 155c-113 79-205 182-276 309-72 127-109 283-111 466 2 147 28 280 79 399s117 214 198 289c83 84 192 151 325 202 134 51 288 77 465 78 108 1 216-9 324-29s206-55 292-105c14-9 25-20 33-33 9-14 15-28 19-42 5-15 12-36 21-65s16-59 23-90 10-58 11-78c0-17 0-32-2-46-1-14-4-21-10-22-12 0-21 5-28 14s-14 22-19 38c-30 77-63 140-101 187s-84 89-136 125c-40 23-85 40-137 49-51 10-97 14-136 14-106 0-207-25-304-74s-183-121-257-214c-58-78-105-175-140-290s-53-231-54-347c1-129 21-256 61-380 39-125 97-231 172-319 69-75 142-126 219-153s147-38 212-37c100 0 184 13 253 40 70 27 132 69 186 126 26 21 49 51 69 90 21 39 37 83 49 132 4 16 9 29 15 39s13 16 21 16c8-1 14-8 17-21 4-14 6-28 6-42 0-11 0-36-2-73s-2-78-3-122c-2-44-2-80-3-110 0-7-3-15-9-26-7-11-14-18-22-21-60-18-142-36-244-55-103-20-222-30-357-32z">
            <text:p/>
          </draw:path>
          <draw:path draw:style-name="gr5" draw:text-style-name="P6" draw:layer="layout" svg:width="2.018cm" svg:height="1.885cm" svg:x="27.443cm" svg:y="11.562cm" svg:viewBox="0 0 2019 1886" svg:d="m308 1863c35-2 78-2 128 0s100 4 148 8c46 4 97 8 154 11 56 3 103 4 139 4 40 0 93-2 158-6 65-3 126-9 182-17 133-22 260-70 382-143 121-73 221-175 299-307 78-131 119-294 121-489-1-121-21-230-60-330s-91-186-156-261c-64-74-134-134-211-179-109-60-222-101-338-123-117-22-246-32-389-31-92 1-186 4-282 10s-189 11-279 14c-14 0-37 0-70 0s-66 0-97 0-51 0-58 0c-15 0-28 3-40 7-12 5-19 10-19 17 0 8 5 15 14 22 9 6 21 11 37 13 57 10 98 25 125 44s42 52 45 98c0 31 0 104 0 220s0 276 0 482c0 177 0 315 0 413-1 98-1 169-2 215s-3 79-6 99c-4 48-18 85-41 108-24 24-65 41-125 50-20 4-36 9-48 15s-19 12-19 20c1 10 9 17 24 22 15 4 32 6 51 6 16-1 48-3 94-6 47-3 93-5 139-6zm537-1800c84-1 167 13 250 43s158 81 228 155c99 107 164 221 197 341 32 121 47 232 45 333-3 220-37 398-104 534-67 135-151 235-252 299-35 20-70 34-105 42-36 9-76 13-121 13-27 0-58-5-94-14s-66-21-91-37c-38-26-66-56-85-90-20-34-32-86-38-155-2-79-4-169-5-268-2-98-3-214-3-347 0-180 1-317 1-412 1-94 3-163 4-208s4-83 7-114c2-28 6-49 12-63 6-15 14-24 24-28 11-6 30-12 56-16 26-5 51-7 74-8z">
            <text:p/>
          </draw:path>
          <draw:path draw:style-name="gr5" draw:text-style-name="P6" draw:layer="layout" svg:width="2.045cm" svg:height="1.955cm" svg:x="29.795cm" svg:y="11.53cm" svg:viewBox="0 0 2046 1956" svg:d="m1051 1956c71-1 143-10 219-28 75-17 143-39 203-63 87-36 174-93 261-170 88-78 161-176 220-293 59-118 90-255 92-410-2-200-47-374-137-523-90-148-213-263-369-344s-333-124-533-125c-100-1-203 14-311 43-107 30-208 80-305 151-139 107-239 227-301 361-61 133-91 264-90 393 2 199 49 374 141 525s216 268 374 353 336 128 536 130zm35-67c-83-2-159-24-228-66s-127-90-174-148c-63-73-115-171-157-294s-63-268-65-437c0-130 14-255 43-375 28-119 72-219 131-300 58-78 119-133 181-164 63-32 122-47 179-46 96 3 180 30 250 82 71 52 127 116 168 191 54 91 95 194 123 309s43 232 43 351c-2 206-24 372-67 497-43 126-93 219-150 281-39 41-81 71-127 90s-95 29-150 29z">
            <text:p/>
          </draw:path>
          <draw:path draw:style-name="gr5" draw:text-style-name="P6" draw:layer="layout" svg:width="2.45cm" svg:height="1.878cm" svg:x="32.031cm" svg:y="11.57cm" svg:viewBox="0 0 2451 1879" svg:d="m2008 1852c24 0 63 1 117 4 54 2 107 5 159 7 52 3 86 4 104 4 20 0 35-2 46-8 11-5 17-11 17-19 0-10-6-17-16-23-10-5-23-9-39-13-65-11-109-32-130-61-22-30-37-82-44-157-3-29-7-81-10-156s-7-161-11-259c-3-98-6-198-8-298s-3-191-3-272c0-68 0-130 0-186 0-57 0-107 0-150 0-67 12-113 37-140 25-26 76-46 153-62 13-2 28-5 44-10s25-14 27-25c0-10-8-17-22-22s-33-6-57-6c-93 1-181 4-264 10s-161 9-234 10c-6 0-13 4-21 12s-14 17-18 27-13 35-27 74-37 92-68 159c-19 42-48 105-86 189s-79 175-125 273-89 189-130 273c-41 85-74 148-98 191-6 10-10 14-14 12-3-1-6-5-10-12-22-38-53-99-95-182-41-83-89-180-141-291-53-110-107-225-161-343-55-119-105-234-153-343-2-8-6-18-14-27s-15-15-25-16c-134-1-241-3-321-6-81-4-155-6-221-6-11 0-24 2-39 6-14 4-22 10-24 18 1 10 8 18 21 25s26 12 38 14c40 9 73 18 100 26 28 9 51 22 70 41 14 17 23 41 29 73s7 79 7 141c-1 66-5 147-10 243s-12 196-19 298c-8 103-15 197-22 283s-12 151-16 197c-8 81-17 149-27 204s-23 94-36 120c-14 29-34 51-61 67s-60 29-101 40c-17 4-30 8-41 14s-16 14-15 26c2 8 9 14 21 17 13 4 31 6 54 6 16 0 44-2 83-6 40-3 79-5 119-5 30 0 64 0 103 2 38 1 74 3 109 5 34 1 59 3 76 4 24 2 43 0 56-6s19-13 19-21-4-13-13-16c-8-3-22-9-42-16-33-8-70-22-112-41-41-19-69-51-82-97-5-24-9-55-10-93-1-39-2-78-2-117 1-47 2-119 6-217 3-98 7-204 12-318 5-113 10-216 16-308s10-156 14-190c0-9 3-15 9-19s10 0 15 11c29 68 69 158 118 270s102 234 158 365 109 258 160 382c51 125 92 233 125 325 14 39 27 69 40 90s23 32 31 32 19-7 31-21 24-34 36-62c53-125 114-269 184-432s142-327 217-491c75-165 145-312 212-443 5-8 10-12 15-12 6 0 9 7 9 20 0 67 1 150 1 249 1 100 2 203 2 310 1 107 1 204 0 293s-1 154-3 197c-3 75-6 133-9 175s-15 73-35 93c-19 20-55 35-106 45-13 4-28 7-43 11s-23 11-24 21c1 11 10 20 27 25s37 7 60 6c12 0 38-1 79-3s87-3 137-5 96-3 135-3z">
            <text:p/>
          </draw:path>
          <draw:path draw:style-name="gr5" draw:text-style-name="P6" draw:layer="layout" svg:width="2.061cm" svg:height="1.914cm" svg:x="34.552cm" svg:y="11.522cm" svg:viewBox="0 0 2062 1915" svg:d="m1118 0c-6 0-13 3-20 8s-13 14-20 24c-22 33-51 64-86 90-36 26-65 48-87 64-6 4-10 8-13 12-3 3-5 7-7 11 0 15-2 31-6 48-4 18-10 35-18 51-38 103-82 217-132 343s-100 252-150 376-97 235-139 332-74 168-96 213c-49 98-91 166-129 205s-88 64-152 75c-18 4-33 9-45 15-11 7-18 15-18 25 0 8 7 13 19 17s28 6 48 6c39 0 83-3 131-7 47-5 91-7 130-8 20 0 45 1 77 3s62 3 92 5 51 3 64 3c22 0 38-2 48-6 10-3 15-9 15-17s-5-14-13-20c-9-5-20-10-34-16-30-6-55-14-75-23-20-10-36-20-48-32-18-17-26-39-26-69 1-29 11-72 30-128 11-33 25-72 42-118s34-89 51-131 31-73 42-95c2-8 8-16 16-23 9-8 16-12 23-12 14-1 43-2 88-2s95-1 151-1 107 0 154 1 79 1 97 2c16 2 29 8 38 16s17 17 21 27c15 37 35 85 58 144s45 119 68 178 39 109 52 148c12 34 8 60-10 76s-51 29-97 38c-16 4-30 9-41 16s-18 14-18 24c1 8 9 14 23 17 15 4 29 6 44 6 51 0 110-2 176-6 66-3 129-5 188-5 53 0 114 3 181 7 67 5 126 8 178 8 17 1 34 0 51-3s27-9 28-20c0-10-7-17-19-23s-28-11-48-17c-41-7-79-24-113-50-35-26-69-75-104-147-48-108-102-236-163-385-60-148-123-307-188-476s-131-336-194-502c-19-50-36-99-53-147s-30-87-38-117c-4-8-7-15-9-20-3-5-8-8-15-8zm-8 1117c-12 2-36 3-71 4-34 0-65 0-91 0-59 0-109 0-151 0s-84-2-129-4c-12 0-19-4-21-10s-2-13 1-21c7-23 20-61 40-114 20-54 43-112 68-176 24-63 47-121 69-173 21-53 35-89 44-110 6-11 11-17 15-16 5 1 9 6 13 16 4 11 16 39 34 86 19 47 40 102 64 164s48 123 71 181c22 59 39 104 52 138 2 8 3 15 3 22s-3 11-11 13z">
            <text:p/>
          </draw:path>
          <draw:path draw:style-name="gr5" draw:text-style-name="P6" draw:layer="layout" svg:width="0.88cm" svg:height="1.866cm" svg:x="36.722cm" svg:y="11.574cm" svg:viewBox="0 0 881 1867" svg:d="m659 257c0-60 9-104 26-131 18-27 55-47 113-59 21-4 38-10 49-19 12-8 18-16 18-24s-6-14-18-18c-11-4-28-6-49-6-32 0-74 2-125 4-51 3-101 5-149 8-49 2-85 4-109 4-34 0-73-2-117-4-43-3-85-5-126-8-41-2-75-4-101-4-22 0-38 3-50 8-11 5-17 12-17 20 1 6 8 13 20 20s24 13 35 15c44 9 80 23 107 42s45 50 51 92c4 26 7 65 9 117s3 116 3 191c0 20 0 63 0 129s0 143 0 233-1 181-2 274c0 93-1 177-2 252s-2 131-4 166c0 80-11 136-33 171-21 35-63 58-125 70-18 4-33 9-45 15-11 6-18 13-18 21 0 6 7 13 19 20s28 11 48 11c55 0 114-4 177-9 63-6 124-9 182-10 66 0 135 3 207 8 72 4 132 7 180 7 19 1 34-2 47-7 13-4 20-13 21-24 0-6-4-12-13-17s-21-11-39-15c-55-11-95-26-121-47s-41-52-45-95c-4-37-7-123-9-259s-3-314-3-534c0-44 0-106 1-187 0-80 0-160 1-240 0-80 1-140 2-181z">
            <text:p/>
          </draw:path>
          <draw:path draw:style-name="gr5" draw:text-style-name="P6" draw:layer="layout" svg:width="2.062cm" svg:height="1.918cm" svg:x="37.753cm" svg:y="11.574cm" svg:viewBox="0 0 2063 1919" svg:d="m1763 16c-33-1-75-3-126-8s-92-7-123-8c-15 0-29 2-42 6s-20 10-21 18c0 11 6 20 18 25 11 6 25 11 41 14 49 8 88 19 119 32s53 35 68 65 24 74 27 132c2 62 5 140 6 235s3 192 4 290 1 183 1 255c0 71 0 114 0 128 0 3-2 5-8 7s-13-2-23-11c-56-65-128-147-216-245s-179-203-276-313-188-215-273-313c-85-99-153-181-204-246-17-23-32-40-42-49-11-10-19-15-25-14-151-1-280-3-385-8-106-5-171-7-196-8-20 0-37 1-50 4-14 4-21 10-21 20s6 17 18 23 27 10 45 12c26 6 52 13 78 22s50 20 72 34c25 15 43 39 53 73 10 33 15 77 14 132 0 38-1 100-3 186s-5 183-9 291-7 215-11 320-7 195-11 272-7 127-9 151c-9 94-29 159-59 196s-76 61-139 72c-12 2-25 6-36 11s-18 13-19 21c0 9 6 16 17 19s26 5 46 4c17 0 41-1 73-4 31-2 62-5 95-7 32-3 58-4 77-4 48 0 98 3 149 7 52 5 92 8 120 8 22 1 39-1 52-4 12-2 19-8 19-15-1-10-9-19-23-26s-27-12-40-14c-64-14-112-33-145-57-32-23-54-59-65-107s-16-117-15-207c0-26 0-75 1-148s2-158 3-255c1-96 2-192 3-288s2-180 3-252 1-119 1-143c1-11 4-18 9-21s11-2 15 2c90 99 191 216 304 349s230 270 348 412 230 278 335 407 194 238 266 329c25 31 51 55 76 71 25 15 44 23 55 23 12 0 20-7 26-21s9-36 9-66c-3-66-4-150-3-250s3-218 3-354c0-69 1-153 2-251s2-197 4-298 4-190 6-268 5-132 8-162c3-52 17-91 42-118 24-26 66-47 124-64 13-2 26-7 40-14s22-15 23-25c-1-10-8-16-22-20-13-3-28-4-45-4-8 0-24 1-51 3-26 2-56 4-89 6s-64 3-93 3z">
            <text:p/>
          </draw:path>
        </draw:g>
        <draw:frame draw:style-name="gr4" draw:text-style-name="P5" draw:layer="layout" svg:width="5.692cm" svg:height="3.066cm" draw:transform="rotate (-1.5707963267949) translate (23.123cm 21.519cm)">
          <draw:text-box>
            <text:p><text:span text:style-name="T11">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Mangal1" svg:font-family="Mangal" style:font-pitch="variable"/>
    <style:font-face style:name="Arial" svg:font-family="Arial" style:font-family-generic="roman" style:font-pitch="variable"/>
    <style:font-face style:name="Garamond Premr Pro" svg:font-family="'Garamond Premr Pro'" style:font-family-generic="roman" style:font-pitch="variable"/>
    <style:font-face style:name="Garamond Premr Pro Smbd Disp" svg:font-family="'Garamond Premr Pro Smbd Disp'" style:font-family-generic="roman" style:font-pitch="variable"/>
    <style:font-face style:name="Mangal3" svg:font-family="Mangal" style:font-family-generic="roman" style:font-pitch="variable"/>
    <style:font-face style:name="Microsoft YaHei1" svg:font-family="'Microsoft YaHei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Ellipsoid" draw:style="ellipsoid" draw:cx="50%" draw:cy="50%" draw:start-color="#c0c0c0" draw:end-color="#ffffff" draw:start-intensity="100%" draw:end-intensity="100%" draw:angle="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US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size-asian="12pt" style:language-asian="hi" style:country-asian="IN"/>
    </style:style>
    <style:style style:name="Index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tyle="italic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</style:style>
  </office:styles>
  <office:automatic-styles>
    <style:page-layout style:name="PM0">
      <style:page-layout-properties fo:margin-top="0cm" fo:margin-bottom="0cm" fo:margin-left="0cm" fo:margin-right="0cm" fo:page-width="44.755cm" fo:page-height="28.57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7-22T14:52:56.82</meta:creation-date>
    <dc:date>2013-07-29T14:14:32.692000000</dc:date>
    <meta:editing-duration>PT41M54S</meta:editing-duration>
    <meta:editing-cycles>28</meta:editing-cycles>
    <meta:generator>LibreOffice/4.1.0.4$Windows_x86 LibreOffice_project/89ea49ddacd9aa532507cbf852f2bb22b1ace28</meta:generator>
    <meta:document-statistic meta:object-count="30"/>
  </office:meta>
</office:document-meta>
</file>